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1" table:visibility="collapse"/>
        <table:table-column table:style-name="co2" table:default-cell-style-name="ce19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200" table:style-name="ce1">
            <text:p>2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400" table:style-name="ce1">
            <text:p>4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100" table:style-name="ce1">
            <text:p>1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250" table:style-name="ce1">
            <text:p>25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table:number-columns-repeated="16380" table:style-name="ce1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10" table:style-name="ce1">
            <text:p>11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50" table:style-name="ce1">
            <text:p>15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2946" table:formula="of:=SUM([.E2:.E54])" table:style-name="ce19">
            <text:p>2946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9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20"/>
          <table:table-cell table:style-name="ce19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9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623</meta:generator>
    <meta:initial-creator>Андрей </meta:initial-creator>
    <dc:creator>User</dc:creator>
    <meta:creation-date>2023-02-15T09:55:49Z</meta:creation-date>
    <dc:date>2025-05-13T09:14:22Z</dc:date>
    <meta:print-date>2025-05-07T16:41:07Z</meta:print-date>
    <meta:editing-cycles>162</meta:editing-cycles>
    <meta:editing-duration>PT254167S</meta:editing-duration>
  </office:meta>
</office:document-meta>
</file>